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ssignment Bind Mount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emnet: Bind Mount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In this Assignment, We will edit code in running container</text:p>
              </text:list-item>
              <text:list-item>
                <text:p text:style-name="P4">Bind Mount is helpful in local development as it allows me to edit Host File system and it will reflect in my running Application</text:p>
              </text:list-item>
              <text:list-item>
                <text:p text:style-name="P4">Use a jekyll ‘<text:span text:style-name="T2">Static Site Generator</text:span>’ to start a Local Web Server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emnet: Bind Mount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on’t have to be Web Developer.</text:p>
              </text:list-item>
              <text:list-item>
                <text:p text:style-name="P4">Source Code is in the course Repo under <text:span text:style-name="T2">bindmount-sample-1</text:span></text:p>
              </text:list-item>
              <text:list-item>
                <text:p text:style-name="P4">We edit files on Host using native tools</text:p>
              </text:list-item>
              <text:list-item>
                <text:p text:style-name="P4">Container detects the changes with Host files and Update web Server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emnet: Bind Mount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tart Container:</text:p>
                <text:p text:style-name="P4"><text:span text:style-name="T2">docker container run -p 80:4000 -v $(pwd)/site anshuldevops/jekyll-serve</text:span><text:line-break/></text:p>
              </text:list-item>
              <text:list-item>
                <text:p text:style-name="P4">Refresh Browser to verify Changes</text:p>
              </text:list-item>
              <text:list-item>
                <text:p text:style-name="P4">Change the file in <text:span text:style-name="T2">_post\ </text:span>and refresh browser to see the changes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8T07:07:43.559444275</dc:date>
    <meta:editing-duration>PT8H22M30S</meta:editing-duration>
    <meta:editing-cycles>19</meta:editing-cycles>
    <meta:generator>LibreOffice/5.1.6.2$Linux_X86_64 LibreOffice_project/10m0$Build-2</meta:generator>
    <meta:document-statistic meta:object-count="57"/>
  </office:meta>
</office:document-meta>
</file>